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F000002421E3ABD74DEF8382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pitch="fixed"/>
    <style:font-face style:name="Courier New" svg:font-family="'Courier New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dddddd" draw:marker-end="Arrow" draw:marker-end-width="0.20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3" style:family="graphic" style:parent-style-name="standard">
      <style:graphic-properties svg:stroke-color="#000000" draw:fill-color="#999999" draw:textarea-horizontal-align="justify" draw:textarea-vertical-align="middle" draw:auto-grow-height="false" fo:min-height="0.236cm" fo:min-width="0.81cm"/>
    </style:style>
    <style:style style:name="gr4" style:family="graphic" style:parent-style-name="standard">
      <style:graphic-properties svg:stroke-color="#000000" draw:fill-color="#ffff99" draw:textarea-horizontal-align="justify" draw:textarea-vertical-align="middle" draw:auto-grow-height="false" fo:min-height="0.247cm" fo:min-width="1.672cm"/>
    </style:style>
    <style:style style:name="gr5" style:family="graphic" style:parent-style-name="objectwithoutfill">
      <style:graphic-properties draw:marker-end="Arrow" draw:marker-end-width="0.203cm" draw:fill="none" draw:textarea-vertical-align="middle"/>
    </style:style>
    <style:style style:name="gr6" style:family="graphic" style:parent-style-name="standard">
      <style:graphic-properties svg:stroke-color="#000000" draw:fill-color="#ffff99" draw:textarea-horizontal-align="justify" draw:textarea-vertical-align="middle" draw:auto-grow-height="false" fo:min-height="0.258cm" fo:min-width="1.672cm"/>
    </style:style>
    <style:style style:name="gr7" style:family="graphic" style:parent-style-name="standard">
      <style:graphic-properties svg:stroke-color="#000000" draw:fill-color="#00cc33" draw:textarea-horizontal-align="justify" draw:textarea-vertical-align="middle" draw:auto-grow-height="false" fo:min-height="0.201cm" fo:min-width="0.446cm"/>
    </style:style>
    <style:style style:name="gr8" style:family="graphic" style:parent-style-name="standard">
      <style:graphic-properties svg:stroke-color="#000000" draw:fill-color="#00cc33" draw:textarea-horizontal-align="justify" draw:textarea-vertical-align="middle" draw:auto-grow-height="false" fo:min-height="0.21cm" fo:min-width="0.446cm"/>
    </style:style>
    <style:style style:name="gr9" style:family="graphic" style:parent-style-name="objectwithoutfill">
      <style:graphic-properties draw:stroke="dash" draw:stroke-dash="Fine_20_Dashed" draw:fill="none" draw:textarea-vertical-align="middle"/>
    </style:style>
    <style:style style:name="gr10" style:family="graphic" style:parent-style-name="standard">
      <style:graphic-properties svg:stroke-color="#000000" draw:fill-color="#999999" draw:textarea-horizontal-align="justify" draw:textarea-vertical-align="middle" draw:auto-grow-height="false" fo:min-height="0.236cm" fo:min-width="0.72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5.814cm" fo:padding-right="0cm"/>
    </style:style>
    <style:style style:name="gr12" style:family="graphic" style:parent-style-name="standard">
      <style:graphic-properties svg:stroke-color="#000000" draw:fill-color="#dddddd" draw:textarea-horizontal-align="justify" draw:textarea-vertical-align="middle" draw:auto-grow-height="false" fo:min-height="0.236cm" fo:min-width="1.659cm"/>
    </style:style>
    <style:style style:name="gr13" style:family="graphic" style:parent-style-name="standard">
      <style:graphic-properties draw:stroke="dash" draw:stroke-dash="Fine_20_Dashed" svg:stroke-color="#000000" draw:fill="none" draw:fill-color="#000000" draw:textarea-horizontal-align="justify" draw:textarea-vertical-align="middle" draw:auto-grow-height="false" fo:min-height="8.641cm" fo:min-width="12.32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1cm" fo:min-width="2.88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88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5.912cm" fo:padding-right="0cm"/>
    </style:style>
    <style:style style:name="gr17" style:family="graphic" style:parent-style-name="standard">
      <style:graphic-properties svg:stroke-color="#000000" draw:fill-color="#ffff00" draw:textarea-horizontal-align="justify" draw:textarea-vertical-align="middle" draw:auto-grow-height="false" fo:min-height="0.199cm" fo:min-width="0.322cm"/>
    </style:style>
    <style:style style:name="gr18" style:family="graphic" style:parent-style-name="standard">
      <style:graphic-properties svg:stroke-color="#000000" draw:fill-color="#ffff00" draw:textarea-horizontal-align="justify" draw:textarea-vertical-align="middle" draw:auto-grow-height="false" fo:min-height="0.258cm" fo:min-width="0.64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25cm" fo:min-width="2.6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4.464cm" fo:padding-right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4cm" fo:min-width="6.382cm" fo:padding-right="0cm"/>
    </style:style>
    <style:style style:name="gr22" style:family="graphic" style:parent-style-name="standard">
      <style:graphic-properties draw:stroke="dash" draw:stroke-dash="Fine_20_Dashed" svg:stroke-color="#000000" draw:fill="none" draw:fill-color="#000000" draw:textarea-horizontal-align="justify" draw:textarea-vertical-align="middle" draw:auto-grow-height="false" fo:min-height="12.959cm" fo:min-width="8.24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2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3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018cm"/>
    </style:style>
    <style:style style:name="gr2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263cm" fo:min-width="3.198cm"/>
    </style:style>
    <style:style style:name="gr28" style:family="graphic" style:parent-style-name="standard">
      <style:graphic-properties svg:stroke-color="#000000" draw:fill-color="#ffff99" draw:textarea-horizontal-align="justify" draw:textarea-vertical-align="middle" draw:auto-grow-height="false" fo:min-height="0.201cm" fo:min-width="0.446cm"/>
    </style:style>
    <style:style style:name="gr29" style:family="graphic" style:parent-style-name="standard">
      <style:graphic-properties svg:stroke-color="#000000" draw:fill="none" draw:fill-color="#00cc33" draw:textarea-horizontal-align="justify" draw:textarea-vertical-align="middle" draw:auto-grow-height="false" fo:min-height="0.201cm" fo:min-width="0.446cm"/>
    </style:style>
    <style:style style:name="gr30" style:family="graphic" style:parent-style-name="standard">
      <style:graphic-properties svg:stroke-color="#000000" draw:fill="none" draw:fill-color="#00cc33" draw:textarea-horizontal-align="justify" draw:textarea-vertical-align="middle" draw:auto-grow-height="false" fo:min-height="0.21cm" fo:min-width="0.446cm"/>
    </style:style>
    <style:style style:name="gr31" style:family="graphic" style:parent-style-name="standard">
      <style:graphic-properties draw:stroke="dash" draw:stroke-dash="Fine_20_Dashed" svg:stroke-color="#000000" draw:fill="none" draw:fill-color="#000000" draw:textarea-horizontal-align="justify" draw:textarea-vertical-align="middle" draw:auto-grow-height="false" fo:min-height="0.438cm" fo:min-width="3.40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49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3.037cm" fo:padding-top="0.025cm" fo:padding-bottom="0.025cm" fo:padding-left="0.025cm" fo:padding-right="0.02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7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3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63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7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3cm" fo:min-width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814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1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79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59cm"/>
    </style:style>
    <style:style style:name="gr44" style:family="graphic" style:parent-style-name="objectwithoutfill">
      <style:graphic-properties draw:stroke="dash" draw:stroke-dash="Fine_20_Dashed" draw:marker-end="Short_20_line_20_Arrow" draw:marker-end-width="0.3cm" draw:fill="none" draw:textarea-vertical-align="middl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46" style:family="graphic" style:parent-style-name="objectwithoutfill">
      <style:graphic-properties draw:marker-start="Diamond" draw:marker-end="Short_20_line_20_Arrow" draw:marker-end-width="0.203cm" draw:fill="none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4cm" fo:min-width="0cm"/>
    </style:style>
    <style:style style:name="gr4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standard">
      <style:graphic-properties svg:stroke-color="#000000" draw:fill-color="#00cc33" draw:textarea-horizontal-align="justify" draw:textarea-vertical-align="middle" draw:auto-grow-height="false" fo:min-height="0.305cm" fo:min-width="0.075cm"/>
    </style:style>
    <style:style style:name="gr50" style:family="graphic" style:parent-style-name="standard">
      <style:graphic-properties draw:stroke="solid" draw:stroke-dash="Ultrafine_20_Dashed" svg:stroke-color="#000000" draw:fill="solid" draw:fill-color="#ffffff" draw:textarea-horizontal-align="left" draw:auto-grow-height="true" draw:auto-grow-width="true" fo:min-height="0.461cm" fo:min-width="2.047cm"/>
    </style:style>
    <style:style style:name="gr51" style:family="graphic" style:parent-style-name="standard">
      <style:graphic-properties draw:stroke="solid" svg:stroke-color="#000000" draw:fill="solid" draw:fill-color="#66ffff" draw:textarea-horizontal-align="left" draw:auto-grow-height="true" draw:auto-grow-width="true" fo:min-height="0.204cm" fo:min-width="3.749cm"/>
    </style:style>
    <style:style style:name="gr52" style:family="graphic" style:parent-style-name="standard">
      <style:graphic-properties draw:stroke="dash" draw:stroke-dash="Fine_20_Dashed" svg:stroke-color="#0000ff" draw:fill="none" draw:fill-color="#00cc33" draw:textarea-horizontal-align="justify" draw:textarea-vertical-align="middle" draw:auto-grow-height="false" fo:min-height="0.24cm" fo:min-width="0.074cm"/>
    </style:style>
    <style:style style:name="gr53" style:family="graphic" style:parent-style-name="objectwithoutfill">
      <style:graphic-properties draw:stroke="dash" draw:stroke-dash="Fine_20_Dashed" svg:stroke-color="#0000ff" draw:marker-end="Arrow" draw:marker-end-width="0.3cm" draw:fill="none" draw:textarea-vertical-align="middl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4.358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1cm" fo:min-width="0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12cm"/>
    </style:style>
    <style:style style:name="gr57" style:family="graphic" style:parent-style-name="objectwithoutfill">
      <style:graphic-properties svg:stroke-width="0.035cm" svg:stroke-color="#6633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8" style:family="graphic" style:parent-style-name="objectwithoutfill">
      <style:graphic-properties draw:stroke="dash" draw:stroke-dash="Fine_20_Dashed" svg:stroke-color="#0000ff" draw:marker-end="Short_20_line_20_Arrow" draw:marker-end-width="0.3cm" draw:fill="none" draw:textarea-vertical-align="middl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4cm" fo:min-width="2.294cm"/>
    </style:style>
    <style:style style:name="gr60" style:family="graphic" style:parent-style-name="standard">
      <style:graphic-properties draw:stroke="dash" draw:stroke-dash="Fine_20_Dashed" svg:stroke-color="#000000" draw:fill="none" draw:fill-color="#000000" draw:textarea-horizontal-align="justify" draw:textarea-vertical-align="middle" draw:auto-grow-height="false" fo:min-height="4.958cm" fo:min-width="12.07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dddddd"/>
    </style:style>
    <style:style style:name="P3" style:family="paragraph">
      <style:paragraph-properties fo:text-align="center"/>
    </style:style>
    <style:style style:name="P4" style:family="paragraph">
      <loext:graphic-properties draw:fill-color="#999999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5" style:family="paragraph">
      <loext:graphic-properties draw:fill-color="#ffff99"/>
      <style:paragraph-properties fo:text-align="center"/>
      <style:text-properties fo:font-size="10pt" fo:font-weight="normal" style:font-size-asian="10pt" style:font-weight-asian="bold" style:font-size-complex="10pt" style:font-weight-complex="bold"/>
    </style:style>
    <style:style style:name="P6" style:family="paragraph">
      <loext:graphic-properties draw:fill-color="#00cc33"/>
      <style:paragraph-properties fo:text-align="center"/>
      <style:text-properties fo:font-size="18pt"/>
    </style:style>
    <style:style style:name="P7" style:family="paragraph">
      <loext:graphic-properties draw:fill-color="#00cc33"/>
      <style:paragraph-properties fo:text-align="center"/>
      <style:text-properties fo:font-size="10pt" style:font-size-asian="10pt" style:font-size-complex="10pt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/>
      <style:text-properties fo:font-size="10pt" style:font-size-asian="10pt" style:font-size-complex="10pt"/>
    </style:style>
    <style:style style:name="P10" style:family="paragraph">
      <loext:graphic-properties draw:fill-color="#dddddd"/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P11" style:family="paragraph">
      <loext:graphic-properties draw:fill="none" draw:fill-color="#000000"/>
      <style:paragraph-properties fo:text-align="center"/>
    </style:style>
    <style:style style:name="P12" style:family="paragraph">
      <loext:graphic-properties draw:fill="none" draw:fill-color="#ffffff"/>
      <style:text-properties fo:font-size="12pt" style:font-size-asian="10pt" style:font-size-complex="10pt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5" style:family="paragraph">
      <loext:graphic-properties draw:fill="none" draw:fill-color="#ffffff"/>
      <style:paragraph-properties fo:text-align="end"/>
      <style:text-properties fo:font-size="12pt" style:font-size-asian="12pt" style:font-size-complex="12pt"/>
    </style:style>
    <style:style style:name="P16" style:family="paragraph">
      <loext:graphic-properties draw:fill-color="#ffff00"/>
      <style:paragraph-properties fo:text-align="center"/>
      <style:text-properties fo:font-size="18pt"/>
    </style:style>
    <style:style style:name="P17" style:family="paragraph">
      <loext:graphic-properties draw:fill-color="#ffff00"/>
      <style:paragraph-properties fo:text-align="center"/>
      <style:text-properties fo:font-size="10pt" fo:font-weight="normal" style:font-size-asian="10pt" style:font-weight-asian="bold" style:font-size-complex="10pt" style:font-weight-complex="bold"/>
    </style:style>
    <style:style style:name="P18" style:family="paragraph">
      <loext:graphic-properties draw:fill="none" draw:fill-color="#ffffff"/>
      <style:paragraph-properties fo:text-align="end"/>
      <style:text-properties fo:font-size="12pt" style:font-size-asian="10pt" style:font-size-complex="10pt"/>
    </style:style>
    <style:style style:name="P19" style:family="paragraph">
      <loext:graphic-properties draw:fill="none" draw:fill-color="#ffffff"/>
      <style:text-properties fo:font-size="12pt" style:font-size-asian="12pt" style:font-size-complex="12pt"/>
    </style:style>
    <style:style style:name="P20" style:family="paragraph">
      <loext:graphic-properties draw:fill="solid" draw:fill-color="#ffffff"/>
      <style:text-properties fo:font-size="12pt" style:font-size-asian="12pt" style:font-size-complex="12pt"/>
    </style:style>
    <style:style style:name="P21" style:family="paragraph">
      <loext:graphic-properties draw:fill-color="#ffff99"/>
      <style:paragraph-properties fo:text-align="center"/>
      <style:text-properties fo:font-size="18pt"/>
    </style:style>
    <style:style style:name="P22" style:family="paragraph">
      <loext:graphic-properties draw:fill="none" draw:fill-color="#00cc33"/>
      <style:paragraph-properties fo:text-align="center"/>
      <style:text-properties fo:font-size="18pt"/>
    </style:style>
    <style:style style:name="P23" style:family="paragraph">
      <loext:graphic-properties draw:fill="none" draw:fill-color="#ffffff"/>
      <style:text-properties fo:font-size="10pt" style:font-size-asian="10pt" style:font-size-complex="10pt"/>
    </style:style>
    <style:style style:name="P2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25" style:family="paragraph">
      <loext:graphic-properties draw:fill="none" draw:fill-color="#ffffff"/>
      <style:paragraph-properties fo:text-align="start"/>
      <style:text-properties fo:font-size="24pt" style:font-size-asian="24pt" style:font-size-complex="24pt"/>
    </style:style>
    <style:style style:name="P26" style:family="paragraph">
      <loext:graphic-properties draw:fill="none" draw:fill-color="#ffffff"/>
    </style:style>
    <style:style style:name="P27" style:family="paragraph">
      <loext:graphic-properties draw:fill="none" draw:fill-color="#ffffff"/>
      <style:paragraph-properties fo:text-align="end"/>
    </style:style>
    <style:style style:name="P28" style:family="paragraph">
      <style:text-properties fo:font-size="12pt" style:font-size-asian="12pt" style:font-size-complex="12pt"/>
    </style:style>
    <style:style style:name="P29" style:family="paragraph">
      <style:paragraph-properties fo:text-align="center"/>
      <style:text-properties fo:font-size="12pt" style:font-size-asian="12pt" style:font-size-complex="12pt"/>
    </style:style>
    <style:style style:name="P30" style:family="paragraph">
      <loext:graphic-properties draw:fill="solid" draw:fill-color="#66ffff"/>
      <style:paragraph-properties fo:text-align="center"/>
      <style:text-properties fo:font-size="12pt" style:font-size-asian="12pt" style:font-size-complex="12pt"/>
    </style:style>
    <style:style style:name="P31" style:family="paragraph">
      <loext:graphic-properties draw:fill="none" draw:fill-color="#00cc33"/>
      <style:paragraph-properties fo:text-align="center"/>
      <style:text-properties fo:color="#0000ff" fo:font-size="18pt"/>
    </style:style>
    <style:style style:name="P32" style:family="paragraph">
      <style:text-properties fo:font-size="10pt" style:font-size-asian="10pt" style:font-size-complex="10pt"/>
    </style:style>
    <style:style style:name="P33" style:family="paragraph">
      <loext:graphic-properties draw:fill="none" draw:fill-color="#ffffff"/>
      <style:text-properties fo:color="#000000" fo:font-size="10pt" style:font-size-asian="10pt" style:font-size-complex="10pt"/>
    </style:style>
    <style:style style:name="P34" style:family="paragraph">
      <style:paragraph-properties fo:text-align="end"/>
      <style:text-properties fo:font-size="12pt" style:font-size-asian="12pt" style:font-size-complex="12pt"/>
    </style:style>
    <style:style style:name="P35" style:family="paragraph">
      <loext:graphic-properties draw:fill="none" draw:fill-color="#ffffff"/>
      <style:paragraph-properties fo:text-align="end"/>
      <style:text-properties fo:color="#0000ff" style:font-name="Courier New1" fo:font-size="12pt" style:font-size-asian="12pt" style:font-size-complex="12pt"/>
    </style:style>
    <style:style style:name="T1" style:family="text">
      <style:text-properties fo:color="#ddddd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fo:font-weight="normal" style:font-size-asian="10pt" style:font-weight-asian="bold" style:font-size-complex="10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size="12pt" style:font-size-asian="10pt" style:font-size-complex="10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color="#000000" fo:font-size="10pt" style:font-size-asian="10pt" style:font-size-complex="10pt"/>
    </style:style>
    <style:style style:name="T11" style:family="text">
      <style:text-properties fo:color="#0000ff" fo:font-size="10pt" style:font-size-asian="10pt" style:font-size-complex="10pt"/>
    </style:style>
    <style:style style:name="T12" style:family="text">
      <style:text-properties fo:color="#0000ff" style:font-name="Courier New1" fo:font-size="12pt" style:font-size-asian="12pt" style:font-size-complex="12pt"/>
    </style:style>
    <style:style style:name="T13" style:family="text">
      <style:text-properties fo:color="#000000" style:font-name="Liberation Sans1" fo:font-size="10pt" style:font-size-asian="10pt" style:font-size-complex="10pt"/>
    </style:style>
    <style:style style:name="T14" style:family="text">
      <style:text-properties fo:color="#0000f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onnector draw:style-name="gr1" draw:text-style-name="P1" draw:layer="layout" draw:type="line" svg:x1="23.645cm" svg:y1="7.067cm" svg:x2="24.575cm" svg:y2="7.071cm" svg:d="M23645 7067l930 4" svg:viewBox="0 0 931 5">
            <text:p/>
          </draw:connector>
          <draw:frame draw:style-name="gr2" draw:text-style-name="P2" draw:layer="layout" svg:width="1.035cm" svg:height="0.962cm" svg:x="24.406cm" svg:y="6.466cm">
            <draw:text-box>
              <text:p><text:span text:style-name="T1">...</text:span></text:p>
            </draw:text-box>
          </draw:frame>
        </draw:g>
        <draw:g>
          <draw:connector draw:style-name="gr1" draw:text-style-name="P1" draw:layer="layout" draw:type="line" svg:x1="22.629cm" svg:y1="6.051cm" svg:x2="23.559cm" svg:y2="6.055cm" svg:d="M22629 6051l930 4" svg:viewBox="0 0 931 5">
            <text:p/>
          </draw:connector>
          <draw:frame draw:style-name="gr2" draw:text-style-name="P2" draw:layer="layout" svg:width="1.035cm" svg:height="0.962cm" svg:x="23.39cm" svg:y="5.45cm">
            <draw:text-box>
              <text:p><text:span text:style-name="T1">...</text:span></text:p>
            </draw:text-box>
          </draw:frame>
        </draw:g>
        <draw:custom-shape draw:style-name="gr3" draw:text-style-name="P4" xml:id="id1" draw:id="id1" draw:layer="layout" svg:width="1.31cm" svg:height="0.486cm" svg:x="18.145cm" svg:y="4.761cm">
          <text:p text:style-name="P3"><text:span text:style-name="T2">mast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8" draw:id="id8" draw:layer="layout" svg:width="2.172cm" svg:height="0.497cm" svg:x="17.383cm" svg:y="7.827cm">
          <text:p text:style-name="P3"><text:span text:style-name="T3">origin/ma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9.455cm" svg:y1="5.004cm" svg:x2="21.614cm" svg:y2="5.015cm" draw:start-shape="id1" draw:start-glue-point="1" draw:end-shape="id2" draw:end-glue-point="3" svg:d="M19455 5004l2159 11" svg:viewBox="0 0 2160 12">
          <text:p/>
        </draw:connector>
        <draw:custom-shape draw:style-name="gr6" draw:text-style-name="P5" xml:id="id11" draw:id="id11" draw:layer="layout" svg:width="2.172cm" svg:height="0.508cm" svg:x="17.383cm" svg:y="8.587cm">
          <text:p text:style-name="P3"><text:span text:style-name="T3">origin/craz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xml:id="id4" draw:id="id4" draw:layer="layout" svg:width="0.994cm" svg:height="0.499cm" svg:x="21.616cm" svg:y="7.8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xml:id="id3" draw:id="id3" draw:layer="layout" svg:width="0.994cm" svg:height="0.508cm" svg:x="21.616cm" svg:y="5.8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22.113cm" svg:y1="6.332cm" svg:x2="22.113cm" svg:y2="7.834cm" draw:start-shape="id3" draw:start-glue-point="2" draw:end-shape="id4" draw:end-glue-point="0" svg:d="M22113 6332v1502" svg:viewBox="0 0 1 1503">
          <text:p/>
        </draw:connector>
        <draw:connector draw:style-name="gr5" draw:text-style-name="P1" draw:layer="layout" draw:type="line" svg:x1="19.555cm" svg:y1="8.075cm" svg:x2="21.616cm" svg:y2="8.083cm" draw:end-shape="id4" draw:end-glue-point="3" svg:d="M19555 8075l2061 8" svg:viewBox="0 0 2062 9">
          <text:p/>
        </draw:connector>
        <draw:connector draw:style-name="gr5" draw:text-style-name="P1" draw:layer="layout" draw:type="line" svg:x1="19.555cm" svg:y1="8.841cm" svg:x2="22.697cm" svg:y2="8.836cm" draw:end-shape="id5" svg:d="M19555 8841l3142-5" svg:viewBox="0 0 3143 6">
          <text:p/>
        </draw:connector>
        <draw:connector draw:style-name="gr9" draw:text-style-name="P1" draw:layer="layout" draw:type="line" svg:x1="16.903cm" svg:y1="6.439cm" svg:x2="18.145cm" svg:y2="5.004cm" draw:start-shape="id6" draw:end-shape="id1" draw:end-glue-point="3" svg:d="M16903 6439l1242-1435" svg:viewBox="0 0 1243 1436">
          <text:p/>
        </draw:connector>
        <draw:connector draw:style-name="gr9" draw:text-style-name="P1" draw:layer="layout" draw:type="line" svg:x1="16.943cm" svg:y1="8.3cm" svg:x2="17.383cm" svg:y2="8.075cm" draw:start-shape="id7" draw:start-glue-point="1" draw:end-shape="id8" draw:end-glue-point="3" svg:d="M16943 8300l440-225" svg:viewBox="0 0 441 226">
          <text:p/>
        </draw:connector>
        <draw:custom-shape draw:style-name="gr10" draw:text-style-name="P4" xml:id="id9" draw:id="id9" draw:layer="layout" svg:width="1.222cm" svg:height="0.486cm" svg:x="16.42cm" svg:y="4.761cm">
          <text:p text:style-name="P3"><text:span text:style-name="T2">HEAD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7.642cm" svg:y1="5.004cm" svg:x2="18.145cm" svg:y2="5.004cm" draw:start-shape="id9" draw:start-glue-point="1" draw:end-shape="id1" svg:d="M17642 5004h503" svg:viewBox="0 0 504 1">
          <text:p/>
        </draw:connector>
        <draw:custom-shape draw:style-name="gr7" draw:text-style-name="P6" xml:id="id5" draw:id="id5" draw:layer="layout" svg:width="0.994cm" svg:height="0.499cm" svg:x="22.697cm" svg:y="8.5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22.113cm" svg:y1="8.333cm" svg:x2="22.114cm" svg:y2="9.485cm" draw:start-shape="id4" draw:start-glue-point="2" draw:end-shape="id10" svg:d="M22113 8333l1 1152" svg:viewBox="0 0 2 1153">
          <text:p/>
        </draw:connector>
        <draw:frame draw:style-name="gr11" draw:text-style-name="P9" xml:id="id6" draw:id="id6" draw:layer="layout" svg:width="6.064cm" svg:height="1.513cm" svg:x="10.839cm" svg:y="5.683cm">
          <draw:text-box>
            <text:p text:style-name="P8"><text:span text:style-name="T4">local branch (aka head)</text:span></text:p>
            <text:p text:style-name="P8"><text:span text:style-name="T5">Can be checkouted and commited to.</text:span></text:p>
          </draw:text-box>
        </draw:frame>
        <draw:connector draw:style-name="gr9" draw:text-style-name="P1" draw:layer="layout" draw:type="line" svg:x1="16.943cm" svg:y1="8.3cm" svg:x2="17.383cm" svg:y2="8.841cm" draw:start-shape="id7" draw:end-shape="id11" draw:end-glue-point="3" svg:d="M16943 8300l440 541" svg:viewBox="0 0 441 542">
          <text:p/>
        </draw:connector>
        <draw:custom-shape draw:style-name="gr7" draw:text-style-name="P6" xml:id="id12" draw:id="id12" draw:layer="layout" svg:width="0.994cm" svg:height="0.499cm" svg:x="22.675cm" svg:y="6.809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23.172cm" svg:y1="7.308cm" svg:x2="22.114cm" svg:y2="9.485cm" draw:start-shape="id12" draw:start-glue-point="2" draw:end-shape="id10" draw:end-glue-point="0" svg:d="M23172 7308l-1058 2177" svg:viewBox="0 0 1059 2178">
          <text:p/>
        </draw:connector>
        <draw:connector draw:style-name="gr5" draw:text-style-name="P1" draw:layer="layout" draw:type="line" svg:x1="22.113cm" svg:y1="6.332cm" svg:x2="23.172cm" svg:y2="6.809cm" draw:start-shape="id3" draw:start-glue-point="2" draw:end-shape="id12" draw:end-glue-point="0" svg:d="M22113 6332l1059 477" svg:viewBox="0 0 1060 478">
          <text:p/>
        </draw:connector>
        <draw:custom-shape draw:style-name="gr7" draw:text-style-name="P6" xml:id="id10" draw:id="id10" draw:layer="layout" svg:width="0.994cm" svg:height="0.499cm" svg:x="21.617cm" svg:y="9.4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23.194cm" svg:y1="9.086cm" svg:x2="22.113cm" svg:y2="10.628cm" draw:end-shape="id13" draw:end-glue-point="0" svg:d="M23194 9086l-1081 1542" svg:viewBox="0 0 1082 1543">
          <text:p/>
        </draw:connector>
        <draw:custom-shape draw:style-name="gr12" draw:text-style-name="P10" xml:id="id14" draw:id="id14" draw:layer="layout" svg:width="2.159cm" svg:height="0.486cm" svg:x="17.383cm" svg:y="6.842cm">
          <text:p text:style-name="P3"><text:span text:style-name="T6">mygroup/foo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9.542cm" svg:y1="7.085cm" svg:x2="22.675cm" svg:y2="7.058cm" draw:start-shape="id14" draw:start-glue-point="1" draw:end-shape="id12" draw:end-glue-point="3" svg:d="M19542 7085l3133-27" svg:viewBox="0 0 3134 28">
          <text:p/>
        </draw:connector>
        <draw:connector draw:style-name="gr9" draw:text-style-name="P1" draw:layer="layout" draw:type="line" svg:x1="16.903cm" svg:y1="6.439cm" svg:x2="17.383cm" svg:y2="7.085cm" draw:start-shape="id6" draw:start-glue-point="1" draw:end-shape="id14" draw:end-glue-point="3" svg:d="M16903 6439l480 646" svg:viewBox="0 0 481 647">
          <text:p/>
        </draw:connector>
        <draw:custom-shape draw:style-name="gr13" draw:text-style-name="P11" draw:layer="layout" svg:width="12.826cm" svg:height="8.89cm" svg:x="6.882cm" svg:y="2.77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2" draw:layer="layout" svg:width="3.389cm" svg:height="2.381cm" svg:x="6.969cm" svg:y="5.985cm">
          <draw:text-box>
            <text:p><text:span text:style-name="T7">Branch (aka</text:span></text:p>
            <text:p><text:span text:style-name="T7">branch head)</text:span></text:p>
            <text:p><text:span text:style-name="T5">Points to</text:span></text:p>
            <text:p><text:span text:style-name="T5">a commit</text:span></text:p>
          </draw:text-box>
        </draw:frame>
        <draw:frame draw:style-name="gr15" draw:text-style-name="P14" draw:layer="layout" svg:width="5.387cm" svg:height="1.119cm" svg:x="14.409cm" svg:y="3.056cm">
          <draw:text-box>
            <text:p text:style-name="P13"><text:span text:style-name="T4">master: </text:span><text:span text:style-name="T5">Just the default name</text:span></text:p>
            <text:p text:style-name="P13"><text:span text:style-name="T5">for a branch, not special at all.</text:span></text:p>
          </draw:text-box>
        </draw:frame>
        <draw:frame draw:style-name="gr16" draw:text-style-name="P15" xml:id="id7" draw:id="id7" draw:layer="layout" svg:width="6.162cm" svg:height="1.513cm" svg:x="10.781cm" svg:y="7.544cm">
          <draw:text-box>
            <text:p text:style-name="P8"><text:span text:style-name="T4">remote tracking branch</text:span></text:p>
            <text:p text:style-name="P8"><text:span text:style-name="T5">Follows given branch of given remote.</text:span></text:p>
          </draw:text-box>
        </draw:frame>
        <draw:custom-shape draw:style-name="gr17" draw:text-style-name="P16" xml:id="id15" draw:id="id15" draw:layer="layout" svg:width="0.87cm" svg:height="0.497cm" svg:x="20.219cm" svg:y="10.61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xml:id="id13" draw:id="id13" draw:layer="layout" svg:width="0.994cm" svg:height="0.499cm" svg:x="21.616cm" svg:y="10.6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22.114cm" svg:y1="9.984cm" svg:x2="22.113cm" svg:y2="10.628cm" draw:start-shape="id10" draw:start-glue-point="2" draw:end-shape="id13" svg:d="M22114 9984l-1 644" svg:viewBox="0 0 2 645">
          <text:p/>
        </draw:connector>
        <draw:connector draw:style-name="gr5" draw:text-style-name="P1" draw:layer="layout" draw:type="line" svg:x1="21.089cm" svg:y1="10.867cm" svg:x2="21.616cm" svg:y2="10.877cm" draw:start-shape="id15" draw:start-glue-point="1" draw:end-shape="id13" draw:end-glue-point="3" svg:d="M21089 10867l527 10" svg:viewBox="0 0 528 11">
          <text:p/>
        </draw:connector>
        <draw:custom-shape draw:style-name="gr18" draw:text-style-name="P17" xml:id="id16" draw:id="id16" draw:layer="layout" svg:width="1.143cm" svg:height="0.508cm" svg:x="17.434cm" svg:y="10.603cm">
          <text:p text:style-name="P3"><text:span text:style-name="T3">v1.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8.577cm" svg:y1="10.857cm" svg:x2="20.219cm" svg:y2="10.867cm" draw:start-shape="id16" draw:start-glue-point="1" draw:end-shape="id15" draw:end-glue-point="3" svg:d="M18577 10857l1642 10" svg:viewBox="0 0 1643 11">
          <text:p/>
        </draw:connector>
        <draw:custom-shape draw:style-name="gr18" draw:text-style-name="P17" xml:id="id17" draw:id="id17" draw:layer="layout" svg:width="1.143cm" svg:height="0.508cm" svg:x="17.383cm" svg:y="9.509cm">
          <text:p text:style-name="P3"><text:span text:style-name="T3">b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8.526cm" svg:y1="9.763cm" svg:x2="21.617cm" svg:y2="9.734cm" draw:start-shape="id17" draw:start-glue-point="1" draw:end-shape="id10" draw:end-glue-point="3" svg:d="M18526 9763l3091-29" svg:viewBox="0 0 3092 30">
          <text:p/>
        </draw:connector>
        <draw:frame draw:style-name="gr19" draw:text-style-name="P12" draw:layer="layout" svg:width="3.11cm" svg:height="2.775cm" svg:x="6.969cm" svg:y="8.874cm">
          <draw:text-box>
            <text:p><text:span text:style-name="T7">Tag</text:span></text:p>
            <text:p><text:span text:style-name="T5">Points to an obj, </text:span></text:p>
            <text:p><text:span text:style-name="T5">typically commit.</text:span></text:p>
            <text:p><text:span text:style-name="T5">Meant to be </text:span></text:p>
            <text:p><text:span text:style-name="T5">immutable.</text:span></text:p>
          </draw:text-box>
        </draw:frame>
        <draw:frame draw:style-name="gr20" draw:text-style-name="P18" xml:id="id26" draw:id="id26" draw:layer="layout" svg:width="4.714cm" svg:height="1.513cm" svg:x="12.189cm" svg:y="9.075cm">
          <draw:text-box>
            <text:p text:style-name="P8"><text:span text:style-name="T7">Lightweight tag</text:span></text:p>
            <text:p text:style-name="P8"><text:span text:style-name="T5">Meant to locally mark an obj.</text:span></text:p>
          </draw:text-box>
        </draw:frame>
        <draw:frame draw:style-name="gr21" draw:text-style-name="P18" xml:id="id24" draw:id="id24" draw:layer="layout" svg:width="6.632cm" svg:height="1.524cm" svg:x="10.271cm" svg:y="10.144cm">
          <draw:text-box>
            <text:p text:style-name="P8"><text:span text:style-name="T7">Annotated tag</text:span></text:p>
            <text:p text:style-name="P8"><text:span text:style-name="T5">Also stores tagger, date, and a message.</text:span></text:p>
            <text:p text:style-name="P8"><text:span text:style-name="T5">Meant to universally mark a release.</text:span></text:p>
          </draw:text-box>
        </draw:frame>
        <draw:custom-shape draw:style-name="gr22" draw:text-style-name="P11" draw:layer="layout" svg:width="8.74cm" svg:height="13.208cm" svg:x="19.819cm" svg:y="2.778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9" draw:layer="layout" svg:width="1.7cm" svg:height="0.725cm" svg:x="19.923cm" svg:y="3.413cm">
          <draw:text-box>
            <text:p><text:span text:style-name="T4">tag</text:span></text:p>
          </draw:text-box>
        </draw:frame>
        <draw:frame draw:style-name="gr24" draw:text-style-name="P19" draw:layer="layout" svg:width="2.208cm" svg:height="0.852cm" svg:x="21.358cm" svg:y="3.462cm">
          <draw:text-box>
            <text:p><text:span text:style-name="T4">commit</text:span></text:p>
          </draw:text-box>
        </draw:frame>
        <draw:frame draw:style-name="gr25" draw:text-style-name="P19" draw:layer="layout" svg:width="3.048cm" svg:height="1.233cm" svg:x="23.609cm" svg:y="3.434cm">
          <draw:text-box>
            <text:p><text:span text:style-name="T4">tree</text:span></text:p>
            <text:p><text:span text:style-name="T5">(directory)</text:span></text:p>
          </draw:text-box>
        </draw:frame>
        <draw:frame draw:style-name="gr26" draw:text-style-name="P19" draw:layer="layout" svg:width="1.518cm" svg:height="1.119cm" svg:x="26.519cm" svg:y="3.468cm">
          <draw:text-box>
            <text:p><text:span text:style-name="T4">blob</text:span></text:p>
            <text:p><text:span text:style-name="T5">(file)</text:span></text:p>
          </draw:text-box>
        </draw:frame>
        <draw:frame draw:style-name="gr27" draw:text-style-name="P20" xml:id="id18" draw:id="id18" draw:layer="layout" svg:width="3.698cm" svg:height="1.513cm" svg:x="24.742cm" svg:y="6.184cm">
          <draw:text-box>
            <text:p><text:span text:style-name="T4">merge commit</text:span></text:p>
            <text:p><text:span text:style-name="T5">Normal commit, only</text:span></text:p>
            <text:p><text:span text:style-name="T5">that is has 2 parents</text:span></text:p>
          </draw:text-box>
        </draw:frame>
        <draw:connector draw:style-name="gr9" draw:text-style-name="P1" draw:layer="layout" draw:type="curve" svg:x1="24.742cm" svg:y1="6.94cm" svg:x2="22.61cm" svg:y2="6.078cm" draw:start-shape="id18" draw:end-shape="id3" draw:end-glue-point="1" svg:d="M24742 6940c-1597 0-532-862-2132-862" svg:viewBox="0 0 2133 863">
          <text:p/>
        </draw:connector>
        <draw:custom-shape draw:style-name="gr28" draw:text-style-name="P21" xml:id="id19" draw:id="id19" draw:layer="layout" svg:width="0.994cm" svg:height="0.499cm" svg:x="24.153cm" svg:y="10.61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2" xml:id="id20" draw:id="id20" draw:layer="layout" svg:width="0.994cm" svg:height="0.499cm" svg:x="26.461cm" svg:y="10.6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2" xml:id="id23" draw:id="id23" draw:layer="layout" svg:width="0.994cm" svg:height="0.508cm" svg:x="26.461cm" svg:y="9.8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2" xml:id="id22" draw:id="id22" draw:layer="layout" svg:width="0.994cm" svg:height="0.508cm" svg:x="26.461cm" svg:y="9.0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22.61cm" svg:y1="10.877cm" svg:x2="24.153cm" svg:y2="10.861cm" draw:start-shape="id13" draw:start-glue-point="1" draw:end-shape="id19" draw:end-glue-point="3" svg:d="M22610 10877l1543-16" svg:viewBox="0 0 1544 17">
          <text:p/>
        </draw:connector>
        <draw:connector draw:style-name="gr5" draw:text-style-name="P1" draw:layer="layout" draw:type="line" svg:x1="25.147cm" svg:y1="10.861cm" svg:x2="26.461cm" svg:y2="10.852cm" draw:start-shape="id19" draw:start-glue-point="1" draw:end-shape="id20" draw:end-glue-point="3" svg:d="M25147 10861l1314-9" svg:viewBox="0 0 1315 10">
          <text:p/>
        </draw:connector>
        <draw:custom-shape draw:style-name="gr28" draw:text-style-name="P21" xml:id="id21" draw:id="id21" draw:layer="layout" svg:width="0.994cm" svg:height="0.499cm" svg:x="24.534cm" svg:y="9.4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25.528cm" svg:y1="9.709cm" svg:x2="26.461cm" svg:y2="9.333cm" draw:start-shape="id21" draw:start-glue-point="1" draw:end-shape="id22" svg:d="M25528 9709l933-376" svg:viewBox="0 0 934 377">
          <text:p/>
        </draw:connector>
        <draw:connector draw:style-name="gr5" draw:text-style-name="P1" draw:layer="layout" draw:type="line" svg:x1="24.65cm" svg:y1="10.612cm" svg:x2="25.031cm" svg:y2="9.959cm" draw:start-shape="id19" draw:start-glue-point="0" draw:end-shape="id21" draw:end-glue-point="2" svg:d="M24650 10612l381-653" svg:viewBox="0 0 382 654">
          <text:p/>
        </draw:connector>
        <draw:connector draw:style-name="gr5" draw:text-style-name="P1" draw:layer="layout" draw:type="line" svg:x1="25.147cm" svg:y1="10.859cm" svg:x2="26.461cm" svg:y2="10.095cm" draw:end-shape="id23" svg:d="M25147 10859l1314-764" svg:viewBox="0 0 1315 765">
          <text:p/>
        </draw:connector>
        <draw:g>
          <draw:connector draw:style-name="gr1" draw:text-style-name="P1" draw:layer="layout" draw:type="line" svg:x1="22.611cm" svg:y1="9.734cm" svg:x2="23.541cm" svg:y2="9.738cm" draw:start-shape="id10" draw:start-glue-point="1" svg:d="M22611 9734l930 4" svg:viewBox="0 0 931 5">
            <text:p/>
          </draw:connector>
          <draw:frame draw:style-name="gr2" draw:text-style-name="P2" draw:layer="layout" svg:width="1.035cm" svg:height="0.962cm" svg:x="23.372cm" svg:y="9.133cm">
            <draw:text-box>
              <text:p><text:span text:style-name="T1">...</text:span></text:p>
            </draw:text-box>
          </draw:frame>
        </draw:g>
        <draw:g>
          <draw:connector draw:style-name="gr1" draw:text-style-name="P1" draw:layer="layout" draw:type="line" svg:x1="23.68cm" svg:y1="8.845cm" svg:x2="24.61cm" svg:y2="8.849cm" svg:d="M23680 8845l930 4" svg:viewBox="0 0 931 5">
            <text:p/>
          </draw:connector>
          <draw:frame draw:style-name="gr2" draw:text-style-name="P2" draw:layer="layout" svg:width="1.035cm" svg:height="0.962cm" svg:x="24.441cm" svg:y="8.244cm">
            <draw:text-box>
              <text:p><text:span text:style-name="T1">...</text:span></text:p>
            </draw:text-box>
          </draw:frame>
        </draw:g>
        <draw:g>
          <draw:connector draw:style-name="gr1" draw:text-style-name="P1" draw:layer="layout" draw:type="line" svg:x1="22.629cm" svg:y1="8.083cm" svg:x2="23.559cm" svg:y2="8.087cm" svg:d="M22629 8083l930 4" svg:viewBox="0 0 931 5">
            <text:p/>
          </draw:connector>
          <draw:frame draw:style-name="gr2" draw:text-style-name="P2" draw:layer="layout" svg:width="1.035cm" svg:height="0.962cm" svg:x="23.39cm" svg:y="7.482cm">
            <draw:text-box>
              <text:p><text:span text:style-name="T1">...</text:span></text:p>
            </draw:text-box>
          </draw:frame>
        </draw:g>
        <draw:connector draw:style-name="gr9" draw:text-style-name="P1" draw:layer="layout" draw:type="line" svg:x1="16.903cm" svg:y1="10.906cm" svg:x2="17.256cm" svg:y2="10.857cm" draw:start-shape="id24" draw:end-shape="id25" draw:end-glue-point="3" svg:d="M16903 10906l353-49" svg:viewBox="0 0 354 50">
          <text:p/>
        </draw:connector>
        <draw:connector draw:style-name="gr9" draw:text-style-name="P1" draw:layer="layout" draw:type="line" svg:x1="16.903cm" svg:y1="9.831cm" svg:x2="17.383cm" svg:y2="9.763cm" draw:start-shape="id26" draw:start-glue-point="1" draw:end-shape="id17" draw:end-glue-point="3" svg:d="M16903 9831l480-68" svg:viewBox="0 0 481 69">
          <text:p/>
        </draw:connector>
        <draw:custom-shape draw:style-name="gr31" draw:text-style-name="P11" xml:id="id25" draw:id="id25" draw:layer="layout" svg:width="3.976cm" svg:height="0.762cm" svg:x="17.256cm" svg:y="10.4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xml:id="id27" draw:id="id27" draw:layer="layout" draw:type="line" svg:x1="9.842cm" svg:y1="9.641cm" svg:x2="13.819cm" svg:y2="9.465cm" svg:d="M9842 9641l3977-176" svg:viewBox="0 0 3978 177">
          <text:p/>
        </draw:connector>
        <draw:connector draw:style-name="gr9" draw:text-style-name="P1" draw:layer="layout" draw:type="line" svg:x1="9.842cm" svg:y1="9.641cm" svg:x2="13.843cm" svg:y2="10.692cm" draw:start-shape="id27" draw:start-glue-point="2" svg:d="M9842 9641l4001 1051" svg:viewBox="0 0 4002 1052">
          <text:p/>
        </draw:connector>
        <draw:connector draw:style-name="gr9" draw:text-style-name="P1" xml:id="id28" draw:id="id28" draw:layer="layout" draw:type="line" svg:x1="12.424cm" svg:y1="7.962cm" svg:x2="9.977cm" svg:y2="6.785cm" svg:d="M12424 7962l-2447-1177" svg:viewBox="0 0 2448 1178">
          <text:p/>
        </draw:connector>
        <draw:connector draw:style-name="gr9" draw:text-style-name="P1" draw:layer="layout" draw:type="line" svg:x1="12.352cm" svg:y1="6.086cm" svg:x2="9.977cm" svg:y2="6.785cm" draw:end-shape="id28" draw:end-glue-point="3" svg:d="M12352 6086l-2375 699" svg:viewBox="0 0 2376 700">
          <text:p/>
        </draw:connector>
        <draw:frame draw:style-name="gr32" draw:text-style-name="P23" xml:id="id29" draw:id="id29" draw:layer="layout" svg:width="3.999cm" svg:height="1.433cm" svg:x="24.694cm" svg:y="7.604cm">
          <draw:text-box>
            <text:p><text:span text:style-name="T5">Each commit points</text:span></text:p>
            <text:p><text:span text:style-name="T5">to its parent (previous)</text:span></text:p>
            <text:p><text:span text:style-name="T5">commit(s)</text:span></text:p>
          </draw:text-box>
        </draw:frame>
        <draw:connector draw:style-name="gr9" draw:text-style-name="P1" draw:layer="layout" draw:type="line" svg:x1="23.172cm" svg:y1="7.308cm" svg:x2="24.694cm" svg:y2="8.32cm" draw:start-shape="id12" draw:start-glue-point="2" draw:end-shape="id29" draw:end-glue-point="3" svg:d="M23172 7308l1522 1012" svg:viewBox="0 0 1523 1013">
          <text:p/>
        </draw:connector>
        <draw:frame draw:style-name="gr33" draw:text-style-name="P24" draw:layer="layout" svg:width="3.087cm" svg:height="1cm" svg:x="14.989cm" svg:y="13.262cm">
          <draw:text-box>
            <text:p text:style-name="P3"><text:span text:style-name="T8">Git repository</text:span></text:p>
            <text:p text:style-name="P3"><text:span text:style-name="T5">Stored in the .git dir</text:span></text:p>
          </draw:text-box>
        </draw:frame>
        <draw:frame draw:style-name="gr34" draw:text-style-name="P23" draw:layer="layout" svg:width="5.969cm" svg:height="1.827cm" svg:x="7.858cm" svg:y="16.445cm">
          <draw:text-box>
            <text:p><text:span text:style-name="T5">A 2nd file tree besides working tree. File tree of index becomes file tree of next commit.</text:span></text:p>
          </draw:text-box>
        </draw:frame>
        <draw:frame draw:style-name="gr35" draw:text-style-name="P19" draw:layer="layout" svg:width="7.38cm" svg:height="1.523cm" svg:x="21.32cm" svg:y="11.033cm">
          <draw:text-box>
            <text:p><text:span text:style-name="T4">Git stores content</text:span><text:span text:style-name="T5">, not changes. Each commit stores a file tree as a DAG of tree &amp; blob objs.</text:span></text:p>
          </draw:text-box>
        </draw:frame>
        <draw:frame draw:style-name="gr36" draw:text-style-name="P25" draw:layer="layout" svg:width="5.588cm" svg:height="2.413cm" svg:x="1cm" svg:y="1.762cm">
          <draw:text-box>
            <text:p text:style-name="P13"><text:span text:style-name="T9">Git concepts cheat sheet</text:span></text:p>
          </draw:text-box>
        </draw:frame>
        <draw:frame draw:style-name="gr37" draw:text-style-name="P26" draw:layer="layout" svg:width="9.017cm" svg:height="1.907cm" svg:x="19.801cm" svg:y="1.01cm">
          <draw:text-box>
            <text:p><text:span text:style-name="T4">Objects (objs).</text:span><text:span text:style-name="T5"> Store the actual content of a Git repository. Have an universally unique id.</text:span></text:p>
          </draw:text-box>
        </draw:frame>
        <draw:frame draw:style-name="gr38" draw:text-style-name="P26" draw:layer="layout" svg:width="12.74cm" svg:height="1.513cm" svg:x="6.842cm" svg:y="1.078cm">
          <draw:text-box>
            <text:p><text:span text:style-name="T4">References (refs).</text:span><text:span text:style-name="T5"> Point to one obj. or one ref.</text:span></text:p>
          </draw:text-box>
        </draw:frame>
        <draw:frame draw:style-name="gr39" draw:text-style-name="P9" xml:id="id30" draw:id="id30" draw:layer="layout" svg:width="6.522cm" svg:height="1.119cm" svg:x="9.636cm" svg:y="4.453cm">
          <draw:text-box>
            <text:p text:style-name="P8"><text:span text:style-name="T4">HEAD</text:span><text:span text:style-name="T5"> defines the </text:span><text:span text:style-name="T4">current branch</text:span><text:span text:style-name="T5">, </text:span></text:p>
            <text:p text:style-name="P8"><text:span text:style-name="T5">i.e. the currently checked out branch</text:span></text:p>
          </draw:text-box>
        </draw:frame>
        <draw:connector draw:style-name="gr9" draw:text-style-name="P1" draw:layer="layout" draw:type="line" svg:x1="16.158cm" svg:y1="5.012cm" svg:x2="16.42cm" svg:y2="5.004cm" draw:start-shape="id30" draw:start-glue-point="1" draw:end-shape="id9" svg:d="M16158 5012l262-8" svg:viewBox="0 0 263 9">
          <text:p/>
        </draw:connector>
        <draw:custom-shape draw:style-name="gr8" draw:text-style-name="P7" xml:id="id2" draw:id="id2" draw:layer="layout" svg:width="0.994cm" svg:height="0.508cm" svg:x="21.614cm" svg:y="4.7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22.111cm" svg:y1="5.269cm" svg:x2="22.113cm" svg:y2="5.824cm" draw:start-shape="id2" draw:start-glue-point="2" draw:end-shape="id3" draw:end-glue-point="0" svg:d="M22111 5269l2 555" svg:viewBox="0 0 3 556">
          <text:p/>
        </draw:connector>
        <draw:connector draw:style-name="gr9" draw:text-style-name="P1" draw:layer="layout" draw:type="line" svg:x1="18.8cm" svg:y1="4.761cm" svg:x2="18.785cm" svg:y2="4.137cm" draw:start-shape="id1" draw:start-glue-point="0" svg:d="M18800 4761l-15-624" svg:viewBox="0 0 16 625">
          <text:p/>
        </draw:connector>
        <draw:frame draw:style-name="gr40" draw:text-style-name="P19" xml:id="id31" draw:id="id31" draw:layer="layout" svg:width="5.387cm" svg:height="1.987cm" svg:x="23.479cm" svg:y="4.429cm">
          <draw:text-box>
            <text:p><text:span text:style-name="T4">current commit</text:span></text:p>
            <text:p><text:span text:style-name="T4">(aka HEAD commit)</text:span></text:p>
            <text:p><text:span text:style-name="T5">Commit (indirectly) pointed to by HEAD.</text:span></text:p>
          </draw:text-box>
        </draw:frame>
        <draw:connector draw:style-name="gr9" draw:text-style-name="P1" draw:layer="layout" draw:type="line" svg:x1="22.608cm" svg:y1="5.015cm" svg:x2="23.479cm" svg:y2="5.422cm" draw:start-shape="id2" draw:start-glue-point="1" draw:end-shape="id31" svg:d="M22608 5015l871 407" svg:viewBox="0 0 872 408">
          <text:p/>
        </draw:connector>
        <draw:frame draw:style-name="gr41" draw:text-style-name="P19" draw:layer="layout" svg:width="5.842cm" svg:height="2.381cm" svg:x="1cm" svg:y="5.826cm">
          <draw:text-box>
            <text:p><text:span text:style-name="T4">Upstream branch </text:span></text:p>
            <text:p><text:span text:style-name="T4">(aka tracking branch)</text:span></text:p>
            <text:p><text:span text:style-name="T5">Configurable property of a local branch. Is the default branch that is merged in (or rebased onto).</text:span></text:p>
          </draw:text-box>
        </draw:frame>
        <draw:g>
          <draw:connector draw:style-name="gr1" draw:text-style-name="P1" draw:layer="layout" draw:type="line" svg:x1="22.572cm" svg:y1="5.03cm" svg:x2="23.502cm" svg:y2="5.034cm" svg:d="M22572 5030l930 4" svg:viewBox="0 0 931 5">
            <text:p/>
          </draw:connector>
          <draw:frame draw:style-name="gr2" draw:text-style-name="P2" draw:layer="layout" svg:width="1.035cm" svg:height="0.962cm" svg:x="23.333cm" svg:y="4.429cm">
            <draw:text-box>
              <text:p><text:span text:style-name="T1">...</text:span></text:p>
            </draw:text-box>
          </draw:frame>
        </draw:g>
        <draw:frame draw:style-name="gr42" draw:text-style-name="P19" draw:layer="layout" svg:width="8.918cm" svg:height="3.329cm" svg:x="19.782cm" svg:y="12.685cm">
          <draw:text-box>
            <text:p><text:span text:style-name="T4">Unreachable obj:</text:span><text:span text:style-name="T5"> An obj which is not reachable from any ref.</text:span></text:p>
          </draw:text-box>
        </draw:frame>
        <draw:frame draw:style-name="gr43" draw:text-style-name="P19" draw:layer="layout" svg:width="2.559cm" svg:height="0.725cm" svg:x="22.571cm" svg:y="2.905cm">
          <draw:text-box>
            <text:p><text:span text:style-name="T4">object type</text:span></text:p>
          </draw:text-box>
        </draw:frame>
        <draw:line draw:style-name="gr44" draw:text-style-name="P1" draw:layer="layout" svg:x1="20.558cm" svg:y1="6.598cm" svg:x2="20.558cm" svg:y2="5.709cm">
          <text:p/>
        </draw:line>
        <draw:frame draw:style-name="gr45" draw:text-style-name="P23" draw:layer="layout" svg:width="1.162cm" svg:height="0.645cm" svg:x="20.05cm" svg:y="5.191cm">
          <draw:text-box>
            <text:p><text:span text:style-name="T5">time</text:span></text:p>
          </draw:text-box>
        </draw:frame>
        <draw:line draw:style-name="gr46" draw:text-style-name="P1" draw:layer="layout" svg:x1="15.224cm" svg:y1="13.319cm" svg:x2="15.224cm" svg:y2="11.668cm">
          <text:p/>
        </draw:line>
        <draw:line draw:style-name="gr46" draw:text-style-name="P1" draw:layer="layout" svg:x1="16.113cm" svg:y1="14.208cm" svg:x2="10.525cm" svg:y2="16.113cm">
          <text:p/>
        </draw:line>
        <draw:line draw:style-name="gr46" draw:text-style-name="P1" draw:layer="layout" svg:x1="18.145cm" svg:y1="13.827cm" svg:x2="19.796cm" svg:y2="13.827cm">
          <text:p/>
        </draw:line>
        <draw:frame draw:style-name="gr47" draw:text-style-name="P27" draw:layer="layout" svg:width="3.937cm" svg:height="1.524cm" svg:x="15.986cm" svg:y="11.668cm">
          <draw:text-box>
            <text:p text:style-name="P8"><text:span text:style-name="T4">origin: </text:span><text:span text:style-name="T5">Just the default local name for a remote</text:span></text:p>
          </draw:text-box>
        </draw:frame>
        <draw:line draw:style-name="gr9" draw:text-style-name="P1" draw:layer="layout" svg:x1="18.907cm" svg:y1="9.382cm" svg:x2="18.907cm" svg:y2="11.922cm">
          <text:p/>
        </draw:line>
        <draw:line draw:style-name="gr9" draw:text-style-name="P1" draw:layer="layout" svg:x1="18.145cm" svg:y1="9.001cm" svg:x2="18.907cm" svg:y2="9.382cm">
          <text:p/>
        </draw:line>
        <draw:frame draw:style-name="gr48" draw:text-style-name="P1" draw:layer="layout" svg:width="0.784cm" svg:height="0.889cm" svg:x="22.695cm" svg:y="10.271cm">
          <draw:image xlink:href="Pictures/10000201000001FF000002421E3ABD74DEF8382E.png" xlink:type="simple" xlink:show="embed" xlink:actuate="onLoad">
            <text:p/>
          </draw:image>
        </draw:frame>
        <draw:custom-shape draw:style-name="gr49" draw:text-style-name="P6" xml:id="id33" draw:id="id33" draw:layer="layout" svg:width="0.635cm" svg:height="0.615cm" svg:x="3.667cm" svg:y="18.4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20" draw:layer="layout" svg:width="2.813cm" svg:height="0.725cm" svg:x="6.823cm" svg:y="18.309cm">
          <draw:text-box>
            <text:p text:style-name="P28"><text:span text:style-name="T4">working tree</text:span></text:p>
          </draw:text-box>
        </draw:frame>
        <draw:frame draw:style-name="gr51" draw:text-style-name="P30" draw:layer="layout" svg:width="5.061cm" svg:height="0.725cm" svg:x="5.464cm" svg:y="15.769cm">
          <draw:text-box>
            <text:p text:style-name="P29"><text:span text:style-name="T4">staging area (aka index)</text:span></text:p>
          </draw:text-box>
        </draw:frame>
        <draw:custom-shape draw:style-name="gr52" draw:text-style-name="P31" xml:id="id32" draw:id="id32" draw:layer="layout" svg:width="0.626cm" svg:height="0.542cm" svg:x="3.676cm" svg:y="15.9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3" draw:text-style-name="P1" draw:layer="layout" draw:type="line" svg:x1="3.989cm" svg:y1="16.494cm" svg:x2="3.984cm" svg:y2="18.419cm" draw:start-shape="id32" draw:start-glue-point="2" draw:end-shape="id33" draw:end-glue-point="0" svg:d="M3989 16494l-5 1925" svg:viewBox="0 0 6 1926">
          <text:p/>
        </draw:connector>
        <draw:frame draw:style-name="gr54" draw:text-style-name="P33" draw:layer="layout" svg:width="4.858cm" svg:height="0.762cm" svg:x="5.558cm" svg:y="19.034cm">
          <draw:text-box>
            <text:p text:style-name="P32"><text:span text:style-name="T10">The files you directly </text:span><text:span text:style-name="T11">edit</text:span></text:p>
          </draw:text-box>
        </draw:frame>
        <draw:frame draw:style-name="gr55" draw:text-style-name="P35" draw:layer="layout" svg:width="2.685cm" svg:height="1.651cm" svg:x="1.254cm" svg:y="15.732cm">
          <draw:text-box>
            <text:p text:style-name="P34"><text:span text:style-name="T12">commit</text:span></text:p>
            <text:p text:style-name="P34"><text:span text:style-name="T13">creates next</text:span></text:p>
            <text:p text:style-name="P34"><text:span text:style-name="T13">commit</text:span></text:p>
          </draw:text-box>
        </draw:frame>
        <draw:frame draw:style-name="gr48" draw:text-style-name="P1" draw:layer="layout" svg:width="0.784cm" svg:height="0.889cm" svg:x="4.294cm" svg:y="18.145cm">
          <draw:image xlink:href="Pictures/10000201000001FF000002421E3ABD74DEF8382E.png" xlink:type="simple" xlink:show="embed" xlink:actuate="onLoad">
            <text:p/>
          </draw:image>
        </draw:frame>
        <draw:frame draw:style-name="gr56" draw:text-style-name="P23" draw:layer="layout" svg:width="2.826cm" svg:height="0.725cm" svg:x="2.288cm" svg:y="19.034cm">
          <draw:text-box>
            <text:p text:style-name="P32"><text:span text:style-name="T5">current commit</text:span></text:p>
          </draw:text-box>
        </draw:frame>
        <draw:line draw:style-name="gr57" draw:text-style-name="P1" draw:layer="layout" svg:x1="4.244cm" svg:y1="19.034cm" svg:x2="5.064cm" svg:y2="19.034cm">
          <text:p/>
        </draw:line>
        <draw:line draw:style-name="gr57" draw:text-style-name="P1" draw:layer="layout" svg:x1="5.826cm" svg:y1="19.034cm" svg:x2="6.842cm" svg:y2="19.035cm">
          <text:p/>
        </draw:line>
        <draw:line draw:style-name="gr57" draw:text-style-name="P1" draw:layer="layout" svg:x1="4.302cm" svg:y1="16.494cm" svg:x2="5.445cm" svg:y2="16.494cm">
          <text:p/>
        </draw:line>
        <draw:line draw:style-name="gr58" draw:text-style-name="P1" draw:layer="layout" svg:x1="7.35cm" svg:y1="18.272cm" svg:x2="7.35cm" svg:y2="16.494cm">
          <text:p/>
        </draw:line>
        <draw:frame draw:style-name="gr59" draw:text-style-name="P15" draw:layer="layout" svg:width="3.042cm" svg:height="1.203cm" svg:x="4.429cm" svg:y="16.815cm">
          <draw:text-box>
            <text:p text:style-name="P34"><text:span text:style-name="T12">add &lt;file&gt;</text:span></text:p>
            <text:p text:style-name="P34"><text:span text:style-name="T4">(aka </text:span><text:span text:style-name="T14">stage</text:span><text:span text:style-name="T4">)</text:span></text:p>
          </draw:text-box>
        </draw:frame>
        <draw:frame draw:style-name="gr48" draw:text-style-name="P1" draw:layer="layout" svg:width="0.784cm" svg:height="0.889cm" svg:x="5.931cm" svg:y="18.145cm">
          <draw:image xlink:href="Pictures/10000201000001FF000002421E3ABD74DEF8382E.png" xlink:type="simple" xlink:show="embed" xlink:actuate="onLoad">
            <text:p/>
          </draw:image>
        </draw:frame>
        <draw:frame draw:style-name="gr48" draw:text-style-name="P1" draw:layer="layout" svg:width="0.784cm" svg:height="0.889cm" svg:x="4.534cm" svg:y="15.605cm">
          <draw:image xlink:href="Pictures/10000201000001FF000002421E3ABD74DEF8382E.png" xlink:type="simple" xlink:show="embed" xlink:actuate="onLoad">
            <text:p/>
          </draw:image>
        </draw:frame>
        <draw:custom-shape draw:style-name="gr60" draw:text-style-name="P11" draw:layer="layout" svg:width="12.573cm" svg:height="5.207cm" svg:x="1.127cm" svg:y="14.71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pitch="fixed"/>
    <style:font-face style:name="Courier New" svg:font-family="'Courier New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Diamond" svg:viewBox="0 0 3000 6000" svg:d="M1500 0l1500 3000-1500 3000-1500-3000z"/>
    <draw:marker draw:name="Short_20_line_20_Arrow" draw:display-name="Short line Arrow" svg:viewBox="0 0 3000 3000" svg:d="M1500 0l1500 2789v211h-114l-1286-2392v2392h-200v-2392l-1286 2392h-114v-211z"/>
    <draw:stroke-dash draw:name="Dotted" draw:style="rect" draw:dots1="1" draw:distance="0.15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5T18:42:55.225639636</meta:creation-date>
    <dc:date>2017-05-16T07:31:44.548096187</dc:date>
    <meta:editing-duration>PT14H33M16S</meta:editing-duration>
    <meta:editing-cycles>24</meta:editing-cycles>
    <meta:generator>LibreOffice/5.2.2.2$Linux_X86_64 LibreOffice_project/20m0$Build-2</meta:generator>
    <meta:print-date>2017-05-11T20:08:25.480800692</meta:print-date>
    <meta:document-statistic meta:object-count="126"/>
  </office:meta>
</office:document-meta>
</file>